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LocaleConverter.Long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parse( Object valu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LocaleConverter.Long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LocaleConverter.Long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